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0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5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15" style:family="presentation" style:parent-style-name="כותרת_20_ותוכן_5f_-title">
      <style:graphic-properties fo:min-height="1.776cm"/>
    </style:style>
    <style:style style:name="pr16" style:family="presentation" style:parent-style-name="כותרת_20_ותוכן_5f_-notes">
      <style:graphic-properties draw:fill-color="#ffffff" fo:min-height="13.364cm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2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6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7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8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text-align="start" style:writing-mode="lr-tb"/>
    </style:style>
    <style:style style:name="P26" style:family="paragraph">
      <style:paragraph-properties fo:text-align="start" style:writing-mode="lr-tb"/>
      <style:text-properties fo:font-size="44pt"/>
    </style:style>
    <style:style style:name="P27" style:family="paragraph">
      <loext:graphic-properties draw:fill="none" draw:fill-color="#ffffff"/>
      <style:text-properties fo:font-size="36pt"/>
    </style:style>
    <style:style style:name="P28" style:family="paragraph">
      <loext:graphic-properties draw:fill-color="#ffffff"/>
    </style:style>
    <style:style style:name="P29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9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40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22pt" fo:letter-spacing="normal" fo:font-style="italic" style:text-underline-style="none" fo:font-weight="bold" style:font-name-asian="MS Gothic2" style:font-size-asian="22pt" style:font-style-asian="italic" style:font-weight-asian="bold" style:font-name-complex="Tahoma" style:font-size-complex="22pt" style:font-style-complex="italic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MS Gothic2" style:font-size-asian="28pt" style:font-style-asian="italic" style:font-weight-asian="bold" style:font-name-complex="Tahoma" style:font-size-complex="28pt" style:font-style-complex="italic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Tahoma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6" style:font-size-asian="32pt" style:font-style-asian="normal" style:font-weight-asian="bold" style:font-name-complex="Arial1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size="44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36pt"/>
    </style:style>
    <style:style style:name="T28" style:family="text">
      <style:text-properties fo:font-size="36pt" fo:font-weight="bold" style:font-weight-asian="bold" style:font-weight-complex="bold"/>
    </style:style>
    <style:style style:name="T29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7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8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40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42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50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Can be overloaded even for existing classes</text:span><text:span text:style-name="T7"> </text:span><text:span text:style-name="T7">(folder 0)</text:span><text:span text:style-name="T8">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9">a= b+c</text:span></text:p>
                  </text:list-item>
                </text:list>
              </text:list-item>
            </text:list>
            <text:p><text:span text:style-name="T9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>v[i]= 3</text:span></text:p>
            <text:p text:style-name="P10"><text:span text:style-name="T9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10">a&lt;b</text:span><text:span text:style-name="T11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10">a and b can be primitives </text:span><text:span text:style-name="T12">or</text:span></text:p>
            <text:p text:style-name="P16"><text:span text:style-name="T10">user defined objects that have operator 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text:span text:style-name="T13"> (folder 1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4"/></text:p>
            <text:list text:style-name="L7">
              <text:list-item>
                <text:p text:style-name="P13"><text:span text:style-name="T14">Don't</text:span><text:span text:style-name="T6"> overload operators with </text:span><text:span text:style-name="T14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the </text:span><text:span text:style-name="T9">standard library</text:span><text:span text:style-name="T6"> and give the </text:span><text:span text:style-name="T15">same </text:span><text:span text:style-name="T15">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6">primitives</text:span><text:span text:style-name="T4">/</text:span><text:span text:style-name="T17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</text:span><text:span text:style-name="T5">numbers</text:span><text:span text:style-name="T18"> </text:span><text:span text:style-name="T6">and for I/O in the </text:span><text:span text:style-name="T9">standard library</text:span><text:span text:style-name="T6"> </text:span><text:span text:style-name="T6">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9"> </text:span><text:span text:style-name="T6">and </text:span><text:span text:style-name="T6">vector class in the </text:span><text:span text:style-name="T9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objects in </text:span><text:span text:style-name="T6">the </text:span><text:span text:style-name="T9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office:forms form:automatic-focus="false" form:apply-design-mode="false"/>
        <draw:custom-shape draw:name="TextBox 1" draw:style-name="gr5" draw:text-style-name="P2" draw:layer="layout" svg:width="26.034cm" svg:height="2.604cm" svg:x="0cm" svg:y="4.445cm">
          <text:p text:style-name="P18"><text:span text:style-name="T20"/></text:p>
          <text:p text:style-name="P19"><text:span text:style-name="T21"><text:s text:c="3"/></text:span><text:span text:style-name="T21">X&amp; operator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22">return</text:span></text:p>
          <text:p text:style-name="P1"><text:span text:style-name="T22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22">method</text:span></text:p>
          <text:p text:style-name="P1"><text:span text:style-name="T22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22">parameter for</text:span></text:p>
          <text:p text:style-name="P1"><text:span text:style-name="T22">object on right</text:span></text:p>
          <text:p text:style-name="P1"><text:span text:style-name="T22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office:forms form:automatic-focus="false" form:apply-design-mode="false"/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invoked as a member function:</text:span></text:p>
            <text:p text:style-name="P21"><text:span text:style-name="T23">object1.operator=(object2);</text:span></text:p>
            <text:p text:style-name="P20"><text:span text:style-name="T6"/></text:p>
            <text:p text:style-name="P20"><text:span text:style-name="T6">It can also be used in more conventional manner:</text:span></text:p>
            <text:p text:style-name="P22"><text:span text:style-name="T24">object1= 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8" draw:id="id8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 of Three</text:span></text:p>
          </draw:text-box>
        </draw:frame>
        <draw:frame draw:name="מציין מיקום טקסט 2" presentation:style-name="pr14" draw:text-style-name="P12" draw:layer="layout" svg:width="24.01cm" svg:height="12.381cm" svg:x="0.832cm" svg:y="3.642cm" presentation:class="outline" presentation:user-transformed="true">
          <draw:text-box>
            <text:list text:style-name="L8">
              <text:list-header>
                <text:p text:style-name="P13"><text:span text:style-name="T6"/></text:p>
              </text:list-header>
              <text:list-item>
                <text:p text:style-name="P13"><text:span text:style-name="T6">A rule of thumb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6">When you need to make a deep copy of an </text:span><text:span text:style-name="T6">object, you need to define all of thes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6">Copy constructor</text:span></text:p>
                      </text:list-item>
                      <text:list-item>
                        <text:p text:style-name="P14"><text:span text:style-name="T6">Destructor</text:span></text:p>
                      </text:list-item>
                      <text:list-item>
                        <text:p text:style-name="P14"><text:span text:style-name="T6">Operator =</text:span></text:p>
                      </text:list-item>
                    </text:list>
                  </text:list-item>
                  <text:list-item>
                    <text:p text:style-name="P13"><text:span text:style-name="T6">Or in other words:</text:span></text:p>
                  </text:list-item>
                </text:list>
              </text:list-item>
            </text:list>
            <text:p text:style-name="P24"><text:span text:style-name="T6">when you need one, you need all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כותרת_20_ותוכן_5f_" presentation:presentation-page-layout-name="AL2T11" xml:id="id9" draw:id="id9">
        <office:forms form:automatic-focus="false" form:apply-design-mode="false"/>
        <draw:frame presentation:style-name="pr15" draw:text-style-name="P26" draw:layer="layout" svg:width="23.706cm" svg:height="1.776cm" svg:x="0.847cm" svg:y="0.763cm" presentation:class="title" presentation:user-transformed="true">
          <draw:text-box>
            <text:p text:style-name="P25"><text:span text:style-name="T25">Copy Constructor</text:span><text:span text:style-name="T26"> (folder 2)</text:span></text:p>
          </draw:text-box>
        </draw:frame>
        <draw:frame draw:style-name="gr9" draw:text-style-name="P27" draw:layer="layout" svg:width="23.368cm" svg:height="10.205cm" svg:x="1.016cm" svg:y="3.556cm">
          <draw:text-box>
            <text:list text:style-name="L1">
              <text:list-item>
                <text:p xml:id="id10" text:id="id10"><text:span text:style-name="T27">Called whenever an object of type T is copied.</text:span></text:p>
              </text:list-item>
              <text:list-item>
                <text:p xml:id="id11" text:id="id11"><text:span text:style-name="T27">Copy Constructor to class T</text:span><text:span text:style-name="T27"><text:line-break/></text:span><text:span text:style-name="T27">gets as argument </text:span><text:span text:style-name="T28">const T&amp; </text:span><text:span text:style-name="T29">(Why?)</text:span></text:p>
              </text:list-item>
              <text:list-item>
                <text:p xml:id="id12" text:id="id12"><text:span text:style-name="T30">You should consider for each class whether it needs </text:span><text:span text:style-name="T31">deep copy</text:span><text:span text:style-name="T30"> or </text:span><text:span text:style-name="T31">shallow copy</text:span><text:span text:style-name="T30">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1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keleton for deep copy" draw:style-name="dp3" draw:master-page-name="Default">
        <office:forms form:automatic-focus="false" form:apply-design-mode="false"/>
        <draw:custom-shape draw:name="מלבן 1" draw:style-name="gr10" draw:text-style-name="P29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1" draw:text-style-name="P30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2" draw:text-style-name="P31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7" draw:text-style-name="P12" draw:layer="layout" svg:width="27.107cm" svg:height="20.437cm" svg:x="0.635cm" svg:y="0.124cm" presentation:class="outline" presentation:user-transformed="true">
          <draw:text-box>
            <text:p text:style-name="P16"><text:span text:style-name="T6"/></text:p>
            <text:p text:style-name="P16"><text:span text:style-name="T6"/></text:p>
            <text:p text:style-name="P16"><text:span text:style-name="T32">// Copy constructor</text:span></text:p>
            <text:p text:style-name="P16"><text:span text:style-name="T33">A (const A&amp; other) : </text:span><text:span text:style-name="T34">init</text:span><text:span text:style-name="T33"> {</text:span></text:p>
            <text:p text:style-name="P10"><text:span text:style-name="T35">copy_other(other);</text:span></text:p>
            <text:p text:style-name="P16"><text:span text:style-name="T33">}</text:span></text:p>
            <text:p text:style-name="P16"><text:span text:style-name="T36"/></text:p>
            <text:p text:style-name="P16"><text:span text:style-name="T36"/></text:p>
            <text:p text:style-name="P16"><text:span text:style-name="T32">// </text:span><text:span text:style-name="T37">Operator = </text:span><text:span text:style-name="T38"><text:s/></text:span></text:p>
            <text:p text:style-name="P16"><text:span text:style-name="T33">A&amp; operator=(const A&amp; other) {</text:span></text:p>
            <text:p text:style-name="P10"><text:span text:style-name="T33">if (this!=&amp;other) { </text:span><text:span text:style-name="T37">// preventing problems in a=a</text:span></text:p>
            <text:p text:style-name="P10"><text:span text:style-name="T39"><text:s text:c="2"/></text:span><text:span text:style-name="T39">clear(); </text:span><text:span text:style-name="T34">init</text:span><text:span text:style-name="T39"> </text:span><text:span text:style-name="T40">// or recycle</text:span></text:p>
            <text:p text:style-name="P10"><text:span text:style-name="T35"><text:s text:c="2"/></text:span><text:span text:style-name="T35">copy_other(other);</text:span></text:p>
            <text:p text:style-name="P10"><text:span text:style-name="T33">} return *this; } </text:span><text:span text:style-name="T37">// allows a= b= c= …</text:span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6" presentation:style-name="pr9" draw:text-style-name="P12" draw:layer="layout" svg:width="8.4cm" svg:height="10.798cm" svg:x="12.3cm" svg:y="3.097cm" presentation:class="outline" presentation:user-transformed="true">
          <draw:text-box>
            <text:p text:style-name="P16"><text:span text:style-name="T37">// Destructor</text:span></text:p>
            <text:p text:style-name="P16"><text:span text:style-name="T33">~A() {</text:span></text:p>
            <text:p text:style-name="P10"><text:span text:style-name="T39">clear();</text:span></text:p>
            <text:p text:style-name="P16"><text:span text:style-name="T33">}</text:span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 </text:span><text:span text:style-name="T41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11" draw:text-style-name="P30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12" draw:text-style-name="P31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8" draw:text-style-name="P12" draw:layer="layout" svg:width="24.065cm" svg:height="15.859cm" svg:x="0.635cm" svg:y="3.175cm" presentation:class="outline" presentation:user-transformed="true">
          <draw:text-box>
            <text:p text:style-name="P16"><text:span text:style-name="T32">// Move constructor</text:span></text:p>
            <text:p text:style-name="P16"><text:span text:style-name="T33">A (const A&amp;&amp; other) {</text:span></text:p>
            <text:p text:style-name="P16"><text:span text:style-name="T33"><text:tab/></text:span><text:span text:style-name="T33"><text:tab/></text:span><text:span text:style-name="T33"><text:tab/></text:span><text:span text:style-name="T33">?</text:span></text:p>
            <text:p text:style-name="P16"><text:span text:style-name="T33">}</text:span></text:p>
            <text:p text:style-name="P16"><text:span text:style-name="T36"/></text:p>
            <text:p text:style-name="P16"><text:span text:style-name="T36"/></text:p>
            <text:p text:style-name="P16"><text:span text:style-name="T32"/></text:p>
            <text:p text:style-name="P16"><text:span text:style-name="T32">// Move o</text:span><text:span text:style-name="T37">perator = </text:span><text:span text:style-name="T38"><text:s/></text:span></text:p>
            <text:p text:style-name="P16"><text:span text:style-name="T33">A&amp; operator=(const A&amp;&amp; other) {</text:span></text:p>
            <text:p text:style-name="P10"><text:span text:style-name="T33"><text:s text:c="7"/></text:span><text:span text:style-name="T33">?</text:span></text:p>
            <text:p text:style-name="P10"><text:span text:style-name="T33">}</text:span></text:p>
            <text:p text:style-name="P16"><text:span text:style-name="T42">http://www.cprogramming.com/c++11/rvalue-</text:span><text:span text:style-name="T42">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5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<text:s/>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3" draw:id="id13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4" draw:text-style-name="P34" draw:layer="layout" svg:width="23.024cm" svg:height="14.481cm" svg:x="1.146cm" svg:y="3.597cm">
          <text:p text:style-name="P33"><text:span text:style-name="T44">// Prefix: ++n</text:span></text:p>
          <text:p text:style-name="P33"><text:span text:style-name="T44">HNum&amp;</text:span><text:span text:style-name="T45"> operator++</text:span><text:span text:style-name="T44">()</text:span><text:span text:style-name="T45"> {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*this; // return ref to curr</text:span></text:p>
          <text:p text:style-name="P33"><text:span text:style-name="T45">} <text:s text:c="7"/></text:span></text:p>
          <text:p text:style-name="P33"><text:span text:style-name="T45"/></text:p>
          <text:p text:style-name="P33"><text:span text:style-name="T46">// Postfix : n++</text:span></text:p>
          <text:p text:style-name="P33"><text:span text:style-name="T46">const HNum</text:span><text:span text:style-name="T45"> operator++</text:span><text:span text:style-name="T46">(int)</text:span><text:span text:style-name="T45"> {</text:span></text:p>
          <text:p text:style-name="P33"><text:span text:style-name="T45"><text:s/></text:span><text:span text:style-name="T45">Hnum cpy(*this); // calling copy ctor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cpy;</text:span></text:p>
          <text:p text:style-name="P33"><text:span text:style-name="T45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5" draw:text-style-name="P3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6" draw:text-style-name="P2" draw:layer="layout" svg:width="16.509cm" svg:height="2.875cm" svg:x="13.97cm" svg:y="8.255cm">
          <text:p text:style-name="P33"><text:span text:style-name="T47">A flag that makes</text:span></text:p>
          <text:p text:style-name="P33"><text:span text:style-name="T47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4" draw:id="id14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4" draw:text-style-name="P34" draw:layer="layout" svg:width="26.58cm" svg:height="16.849cm" svg:x="0.091cm" svg:y="3.597cm">
          <text:p text:style-name="P33"><text:span text:style-name="T44">// Prefix: ++n</text:span></text:p>
          <text:p text:style-name="P33"><text:span text:style-name="T44">HNum&amp;</text:span><text:span text:style-name="T45"> operator++</text:span><text:span text:style-name="T44">()</text:span><text:span text:style-name="T45"> {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*this; // return ref to curr</text:span></text:p>
          <text:p text:style-name="P33"><text:span text:style-name="T45">} <text:s text:c="7"/></text:span></text:p>
          <text:p text:style-name="P33"><text:span text:style-name="T45"/></text:p>
          <text:p text:style-name="P33"><text:span text:style-name="T46">// Postfix : n++</text:span></text:p>
          <text:p text:style-name="P33"><text:span text:style-name="T46">const HNum</text:span><text:span text:style-name="T45"> operator++</text:span><text:span text:style-name="T46">(int)</text:span><text:span text:style-name="T45"> {</text:span></text:p>
          <text:p text:style-name="P33"><text:span text:style-name="T45"><text:s/></text:span><text:span text:style-name="T45">Hnum cpy(*this); // calling copy ctor</text:span></text:p>
          <text:p text:style-name="P33"><text:span text:style-name="T45"><text:s/></text:span><text:span text:style-name="T45">code that adds one to this HNum</text:span></text:p>
          <text:p text:style-name="P33"><text:span text:style-name="T45"><text:s/></text:span><text:span text:style-name="T45">return cpy;</text:span></text:p>
          <text:p text:style-name="P33"><text:span text:style-name="T45">}</text:span></text:p>
          <text:p text:style-name="P33"><text:span text:style-name="T48">// For HNum, it might be a good idea not to </text:span></text:p>
          <text:p text:style-name="P33"><text:span text:style-name="T48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5" draw:text-style-name="P35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6" draw:text-style-name="P2" draw:layer="layout" svg:width="16.509cm" svg:height="2.875cm" svg:x="13.97cm" svg:y="8.255cm">
          <text:p text:style-name="P33"><text:span text:style-name="T47">A flag that makes</text:span></text:p>
          <text:p text:style-name="P33"><text:span text:style-name="T47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5" draw:id="id15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9" draw:text-style-name="P12" draw:layer="layout" svg:width="24.01cm" svg:height="10.798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next </text:span><text:span text:style-name="T6">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6" draw:id="id16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20" draw:text-style-name="P12" draw:layer="layout" svg:width="24.01cm" svg:height="15.006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next </text:span><text:span text:style-name="T6">lessons)</text:span></text:p>
                  </text:list-item>
                  <text:list-item>
                    <text:p text:style-name="P13"><text:span text:style-name="T6">When a function gets </text:span><text:span text:style-name="T9">X</text:span><text:span text:style-name="T6"> type while it was </text:span><text:span text:style-name="T6">expecting to get </text:span><text:span text:style-name="T5">Y</text:span><text:span text:style-name="T6"> type, and there is a casting </text:span><text:span text:style-name="T6">from </text:span><text:span text:style-name="T9">X </text:span><text:span text:style-name="T6">to</text:span><text:span text:style-name="T9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24"><text:span text:style-name="T6"><text:tab/></text:span><text:span text:style-name="T6">void foo(</text:span><text:span text:style-name="T5">Y y</text:span><text:span text:style-name="T6">)</text:span></text:p>
            <text:p text:style-name="P24"><text:span text:style-name="T6"><text:tab/></text:span><text:span text:style-name="T6">...</text:span></text:p>
            <text:p text:style-name="P24"><text:span text:style-name="T9"><text:tab/></text:span><text:span text:style-name="T9">X x</text:span><text:span text:style-name="T6">;</text:span></text:p>
            <text:p text:style-name="P24"><text:span text:style-name="T6"><text:tab/></text:span><text:span text:style-name="T6">foo(x); // a conversion from </text:span><text:span text:style-name="T9">X </text:span><text:span text:style-name="T6">to</text:span><text:span text:style-name="T9"> </text:span><text:span text:style-name="T5">Y</text:span><text:span text:style-name="T6"> is done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7" draw:id="id17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8" draw:id="id18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22" draw:text-style-name="P12" draw:layer="layout" svg:width="24.01cm" svg:height="15.579cm" svg:x="0.832cm" svg:y="3.642cm" presentation:class="outline" presentation:user-transformed="true">
          <draw:text-box>
            <text:p text:style-name="P16"><text:span text:style-name="T6"/></text:p>
            <text:p text:style-name="P15"><text:span text:style-name="T49">Buffer</text:span><text:span text:style-name="T19">(</text:span><text:span text:style-name="T50">size_t length</text:span><text:span text:style-name="T19">) // ctor</text:span></text:p>
            <text:p text:style-name="P16"><text:span text:style-name="T19">…</text:span></text:p>
            <text:p text:style-name="P15"><text:span text:style-name="T19">void foo(</text:span><text:span text:style-name="T49">const Buffer&amp; v</text:span><text:span text:style-name="T19">) // function</text:span></text:p>
            <text:p text:style-name="P15"><text:span text:style-name="T19">...</text:span></text:p>
            <text:p text:style-name="P15"><text:span text:style-name="T19">foo(</text:span><text:span text:style-name="T50">3</text:span><text:span text:style-name="T19">);</text:span><text:span text:style-name="T9"> </text:span><text:span text:style-name="T14">// Equivalent to: </text:span><text:span text:style-name="T19">foo(</text:span><text:span text:style-name="T49">Buffer(</text:span><text:span text:style-name="T50">3</text:span><text:span text:style-name="T49">)</text:span><text:span text:style-name="T19">)</text:span></text:p>
            <text:p text:style-name="P15"><text:span text:style-name="T14">// Did the user really wanted this?</text:span></text:p>
            <text:p text:style-name="P16"><text:span text:style-name="T19"/></text:p>
            <text:p text:style-name="P15"><text:span text:style-name="T51">The Buffer and the size_t objects are not </text:span><text:span text:style-name="T51">logically the same objects!</text:span></text:p>
            <text:p text:style-name="P16"><text:span text:style-name="T6"/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9" draw:id="id19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20" draw:id="id20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23" draw:text-style-name="P12" draw:layer="layout" svg:width="24.01cm" svg:height="16.916cm" svg:x="0.754cm" svg:y="3.131cm" presentation:class="outline" presentation:user-transformed="true">
          <draw:text-box>
            <text:p text:style-name="P16"><text:span text:style-name="T6">class Fraction {</text:span></text:p>
            <text:p text:style-name="P10"><text:span text:style-name="T6">...</text:span></text:p>
            <text:p text:style-name="P10"><text:span text:style-name="T5">// double --&gt; Fraction conversion</text:span></text:p>
            <text:p text:style-name="P10"><text:span text:style-name="T5">Fraction (const double&amp; d) {</text:span></text:p>
            <text:p text:style-name="P36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9">// Fraction --&gt; double conversion</text:span></text:p>
            <text:p text:style-name="P10"><text:span text:style-name="T9">operator double() const {</text:span></text:p>
            <text:p text:style-name="P36"><text:span text:style-name="T9">...</text:span></text:p>
            <text:p text:style-name="P10"><text:span text:style-name="T9">}</text:span></text:p>
            <text:p text:style-name="P10"><text:span text:style-name="T6">...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21" draw:id="id21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4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22" draw:id="id22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5" draw:text-style-name="P12" draw:layer="layout" svg:width="24.349cm" svg:height="13.426cm" svg:x="0.832cm" svg:y="3.184cm" presentation:class="outline" presentation:user-transformed="true">
          <draw:text-box>
            <text:p text:style-name="P37"><text:span text:style-name="T6"/></text:p>
            <text:p text:style-name="P37"><text:span text:style-name="T6">Friend function in a class:</text:span></text:p>
            <text:list text:style-name="L12">
              <text:list-item>
                <text:list>
                  <text:list-item>
                    <text:p text:style-name="P38"><text:span text:style-name="T6">Not a method of the class</text:span></text:p>
                  </text:list-item>
                  <text:list-item>
                    <text:p text:style-name="P38"><text:span text:style-name="T6">Have access to the class’s private and protected </text:span></text:p>
                  </text:list-item>
                </text:list>
              </text:list-item>
            </text:list>
            <text:p text:style-name="P39"><text:span text:style-name="T6">data members</text:span></text:p>
            <text:list text:continue-numbering="true" text:style-name="L12">
              <text:list-item>
                <text:list>
                  <text:list-item>
                    <text:p text:style-name="P38"><text:span text:style-name="T6">Defined inside the class scope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>Used properly does not break encapsulation</text:span></text:p>
            <text:p text:style-name="P40"><text:span text:style-name="T6"/></text:p>
            <text:p text:style-name="P40"><text:span text:style-name="T52"/></text:p>
          </draw:text-box>
        </draw:frame>
        <draw:frame draw:name="כותרת 2" presentation:style-name="pr26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23" draw:id="id23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7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4" draw:id="id24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9"><text:span text:style-name="T6">A class can allow other classes to access its </text:span></text:p>
                  </text:list-item>
                </text:list>
              </text:list-item>
            </text:list>
            <text:p text:style-name="P41"><text:span text:style-name="T6">private data members</text:span></text:p>
            <text:list text:continue-numbering="true" text:style-name="L13">
              <text:list-item>
                <text:list>
                  <text:list-item>
                    <text:p text:style-name="P9"><text:span text:style-name="T53">QUESTION: Is the friendship link one-sided or </text:span><text:span text:style-name="T53">two-sided? I.e:</text:span></text:p>
                    <text:list>
                      <text:list-item>
                        <text:p><text:span text:style-name="T53">Suppose class A is a friend of class B.</text:span></text:p>
                      </text:list-item>
                      <text:list-item>
                        <text:p><text:span text:style-name="T53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54"/></text:p>
          </draw:text-box>
        </draw:frame>
        <draw:custom-shape draw:name="כותרת 2" draw:style-name="gr17" draw:text-style-name="P4" draw:layer="layout" svg:width="8.976cm" svg:height="1.772cm" svg:x="3.403cm" svg:y="1.123cm">
          <text:p text:style-name="P33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5" draw:id="id25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8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55"><text:s/></text:span><text:span text:style-name="T56">class IntTree {</text:span></text:p>
            <text:p text:style-name="P40"><text:span text:style-name="T56"><text:tab/></text:span><text:span text:style-name="T56">…</text:span></text:p>
            <text:p text:style-name="P40"><text:span text:style-name="T56"><text:tab/></text:span><text:span text:style-name="T57">friend</text:span><text:span text:style-name="T56"> class IntTreeIterator;</text:span></text:p>
            <text:p text:style-name="P16"><text:span text:style-name="T56">};</text:span></text:p>
            <text:p text:style-name="P40"><text:span text:style-name="T58"/></text:p>
            <text:p text:style-name="P40"><text:span text:style-name="T58"/></text:p>
            <text:p text:style-name="P16"><text:span text:style-name="T59">// TreeIterator can access Tree's data members</text:span></text:p>
            <text:p text:style-name="P16"><text:span text:style-name="T56">IntTreeIterator&amp; IntTreeIterator::operator++() </text:span><text:span text:style-name="T60">{</text:span></text:p>
            <text:p text:style-name="P40"><text:span text:style-name="T60"><text:s text:c="4"/></text:span><text:span text:style-name="T60">...</text:span></text:p>
            <text:p text:style-name="P40"><text:span text:style-name="T56"><text:tab/></text:span><text:span text:style-name="T56">return *this;</text:span></text:p>
            <text:p text:style-name="P16"><text:span text:style-name="T56">}</text:span></text:p>
          </draw:text-box>
        </draw:frame>
        <draw:frame draw:name="כותרת 2" presentation:style-name="pr27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8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6" draw:master-page-name="Default" xml:id="id26" draw:id="id26">
        <office:forms form:automatic-focus="false" form:apply-design-mode="false"/>
        <draw:custom-shape draw:name="מציין מיקום של מספר שקופית 2" draw:style-name="gr13" draw:text-style-name="P2" draw:layer="layout" svg:width="1.203cm" svg:height="0.936cm" svg:x="24.196cm" svg:y="18.113cm">
          <text:p text:style-name="P32"><text:span text:style-name="T4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56">FRIEND_TEST(TestCaseName, TestName);</text:span></text:p>
            <text:p text:style-name="P11"><text:span text:style-name="T61"/></text:p>
            <text:p text:style-name="P11"><text:span text:style-name="T61">Declares that this test will be able to test</text:span></text:p>
            <text:p text:style-name="P11"><text:span text:style-name="T61">private methods of the class in which you write </text:span><text:span text:style-name="T61">this</text:span></text:p>
          </draw:text-box>
        </draw:frame>
        <draw:frame draw:name="כותרת 2" presentation:style-name="pr27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9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93</meta:editing-cycles>
    <meta:print-date>2006-12-12T13:43:12</meta:print-date>
    <meta:creation-date>2002-10-18T11:19:22</meta:creation-date>
    <dc:date>2018-03-26T16:02:47.661797115</dc:date>
    <meta:editing-duration>P2DT22H29M</meta:editing-duration>
    <meta:generator>LibreOffice/5.1.6.2$Linux_X86_64 LibreOffice_project/10m0$Build-2</meta:generator>
    <meta:document-statistic meta:object-count="19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